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pringboot Application Output</text:span></text:p>
      <text:p text:style-name="P1"><text:span text:style-name="T1">1) H2 database 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>Database Name :test</text:span></text:p>
      <text:p text:style-name="P2"><text:span text:style-name="T1">Table Name: Student</text:span></text:p>
      <text:p text:style-name="P2"><text:span text:style-name="T1">Table Description(column's details):</text:span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for Adding new student :<text:s/></text:span><text:a xlink:href="http://localhost:7078/new"><text:span text:style-name="T2">http://localhost:7078/new</text:span></text:a><text:span text:style-name="T3"/></text:p>
      <text:p text:style-name="P2"><text:span text:style-name="T3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3"/></text:p>
      <text:p text:style-name="P2"><text:span text:style-name="T3"/></text:p>
      <text:p text:style-name="P2"><text:span text:style-name="T3">for list of all students<text:s/></text:span><text:a xlink:href="http://localhost:7078"><text:span text:style-name="T4">http://localhost:7078</text:span></text:a><text:span text:style-name="T5"/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5"/></text:p>
      <text:p text:style-name="P2"><text:span text:style-name="T5"/></text:p>
      <text:p text:style-name="P2"><text:span text:style-name="T5">for editing student details: click on edit or run https:/localhost:7078/(id no)</text:span></text:p>
      <text:p text:style-name="P2"><text:span text:style-name="T5">e.g https:/localhost:7078/5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>for delete student :click on delete or https:/localhost:7078/delete/(id)</text:span></text:p>
      <text:p text:style-name="P2"><text:span text:style-name="T5">e.g https:/localhost:7078/delete/5</text:span></text:p>
      <text:p text:style-name="P2"><text:span text:style-name="T5"/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>for displaying all student detail</text:span></text:p>
      <text:p text:style-name="P2"><text:span text:style-name="T5">http:/localhost:7078/api/students</text:span></text:p>
      <text:p text:style-name="P2"><draw:frame text:anchor-type="as-char" svg:width="152.40mm" svg:height="85.73mm" style:rel-width="scale" style:rel-height="scale"><draw:object-ole xlink:href="OleObj7"/><draw:image xlink:href="ObjectReplacements/OleObj7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